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ce64"/>
        <table:table-column table:style-name="co1" table:number-columns-repeated="6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7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3"/>
          <table:table-cell table:style-name="ce15" table:formula="of:=SUM([.B3:.F3])" office:value-type="float" office:value="15800" calcext:value-type="float">
            <text:p>15800</text:p>
          </table:table-cell>
          <table:table-cell table:number-columns-repeated="2"/>
          <table:table-cell table:style-name="Default"/>
          <table:table-cell table:number-columns-repeated="5"/>
          <table:table-cell table:formula="of:=SUM([.K2];[.K12];[.K25])" office:value-type="float" office:value="23800" calcext:value-type="float">
            <text:p>23800</text:p>
          </table:table-cell>
          <table:table-cell/>
        </table:table-row>
        <table:table-row table:style-name="ro19">
          <table:table-cell table:number-columns-repeated="7"/>
          <table:table-cell table:formula="of:=SUM([.B26];[.D26];[.E26];[.F26])" office:value-type="float" office:value="415.789473684211" calcext:value-type="float">
            <text:p>415.7894736842</text:p>
          </table:table-cell>
          <table:table-cell office:value-type="string" calcext:value-type="string">
            <text:p>Անժելա</text:p>
          </table:table-cell>
          <table:table-cell table:style-name="ce20"/>
          <table:table-cell table:number-columns-repeated="6"/>
          <table:table-cell table:formula="of:=[.P3]-[.G3]" office:value-type="float" office:value="8000" calcext:value-type="float">
            <text:p>8000</text:p>
          </table:table-cell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D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table:number-columns-repeated="7"/>
        </table:table-row>
        <table:table-row table:style-name="ro17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Հասմիկ Դ․</text:p>
          </table:table-cell>
          <table:table-cell table:style-name="ce20"/>
          <table:table-cell table:number-columns-repeated="7"/>
        </table:table-row>
        <table:table-row table:style-name="ro17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831.578947368421" calcext:value-type="float">
            <text:p>831.5789473684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4"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415.789473684211" calcext:value-type="float">
            <text:p>415.7894736842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7"/>
        </table:table-row>
        <table:table-row table:style-name="ro19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style-name="ce20"/>
          <table:table-cell table:number-columns-repeated="7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7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];[.D26];[.E26];[.F26])" office:value-type="float" office:value="415.789473684211" calcext:value-type="float">
            <text:p>415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415.789473684211" calcext:value-type="float">
            <text:p>415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26:.F26])" office:value-type="float" office:value="831.578947368421" calcext:value-type="float">
            <text:p>831.578947368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D26];[.F26])" office:value-type="float" office:value="831.578947368421" calcext:value-type="float">
            <text:p>831.5789473684</text:p>
          </table:table-cell>
          <table:table-cell office:value-type="string" calcext:value-type="string">
            <text:p>Ani G</text:p>
          </table:table-cell>
          <table:table-cell/>
          <table:table-cell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17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19" office:value-type="float" office:value="415.789473684211" calcext:value-type="float">
            <text:p>415.7894736842</text:p>
          </table:table-cell>
          <table:table-cell table:formula="of:=[.D3]/19" office:value-type="float" office:value="0" calcext:value-type="float">
            <text:p>0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7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831.578947368421" calcext:value-type="float">
            <text:p>831.5789473684</text:p>
          </table:table-cell>
          <table:table-cell office:value-type="string" calcext:value-type="string">
            <text:p>Meruj</text:p>
          </table:table-cell>
          <table:table-cell table:style-name="Default"/>
          <table:table-cell table:style-name="ce15" table:formula="of:=SUM([.K2:.K26])" office:value-type="float" office:value="27800" calcext:value-type="float">
            <text:p>278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style-name="ce15" table:formula="of:=SUM([.H4:.H27])" office:value-type="float" office:value="15800" calcext:value-type="float">
            <text:p>15800</text:p>
          </table:table-cell>
          <table:table-cell table:style-name="ce29" office:value-type="float" office:value="900" calcext:value-type="float">
            <text:p>900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4:05:01.35202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4T14:05:34.977940225</dc:date>
    <meta:editing-duration>P10DT2H32M35S</meta:editing-duration>
    <meta:editing-cycles>3150</meta:editing-cycles>
    <meta:generator>LibreOffice/4.2.8.2$Linux_X86_64 LibreOffice_project/420m0$Build-2</meta:generator>
    <meta:document-statistic meta:table-count="19" meta:cell-count="8601" meta:object-count="0"/>
  </office:meta>
</office:document-meta>
</file>